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2000002085423BB5C.png" manifest:media-type="image/png"/>
  <manifest:file-entry manifest:full-path="Pictures/100002010000028200000208A313F07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rsid="0010b2e9" officeooo:paragraph-rsid="0019592b"/>
    </style:style>
    <style:style style:name="P2" style:family="paragraph" style:parent-style-name="Preformatted_20_Text">
      <style:text-properties officeooo:paragraph-rsid="0019592b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>
      <style:text-properties officeooo:paragraph-rsid="0019592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><draw:frame draw:style-name="fr1" draw:name="Image1" text:anchor-type="paragraph" svg:width="6.6874in" svg:height="5.4165in" draw:z-index="0"><draw:image xlink:href="Pictures/100002010000028200000208A313F073.png" xlink:type="simple" xlink:show="embed" xlink:actuate="onLoad"/></draw:frame></text:p>
      <text:p text:style-name="Standard"/>
      <text:p text:style-name="Standard"><draw:frame draw:style-name="fr1" draw:name="Image2" text:anchor-type="paragraph" svg:width="6.6874in" svg:height="5.4165in" draw:z-index="1"><draw:image xlink:href="Pictures/1000020100000282000002085423BB5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04-16T08:38:14.644507133</meta:creation-date>
    <dc:date>2019-04-16T08:54:51.039118515</dc:date>
    <dc:creator>root </dc:creator>
    <meta:editing-duration>P0D</meta:editing-duration>
    <meta:editing-cycles>2</meta:editing-cycles>
    <meta:generator>LibreOffice/4.2.8.2$Linux_X86_64 LibreOffice_project/42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